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2pt" fo:language="ru" fo:country="RU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font-size="12pt" fo:language="ru" fo:country="RU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language="ru" fo:country="RU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language="ru" fo:country="RU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fo:language="ru" fo:country="RU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fo:language="ru" fo:country="RU" fo:font-style="italic" style:font-style-asian="italic" style:font-style-complex="italic"/>
    </style:style>
    <style:style style:name="P11" style:family="paragraph" style:parent-style-name="Standard">
      <style:paragraph-properties fo:line-height="150%" fo:text-align="justify" style:justify-single-word="false"/>
      <style:text-properties fo:font-size="12pt" fo:language="ru" fo:country="RU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fo:font-size="12pt" fo:language="ru" fo:country="RU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line-height="150%" fo:text-align="justify" style:justify-single-word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center" style:justify-single-word="false" fo:break-before="page"/>
      <style:text-properties fo:language="ru" fo:country="RU"/>
    </style:style>
    <style:style style:name="P16" style:family="paragraph" style:parent-style-name="Standard">
      <style:paragraph-properties fo:line-height="150%" fo:text-align="justify" style:justify-single-word="false" fo:break-before="pag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труктурные паттерны</text:p>
      <text:p text:style-name="P5"/>
      <text:p text:style-name="P4"><text:tab/>Структурные паттерны с одинаковой эффективностью применяются как для разделения, так и для объединения элементов приложения. Например, структурные паттерны уровня класса используют наследование для составления композиций из интерфейсов и реализаций. Так множественное наследование может использоваться для объединения нескольких классов в один. В результате получится класс, который будет обладать свойствами всех своих классов-родителей.</text:p>
      <text:p text:style-name="P4"><text:tab/>Группа структурных паттернов включает в себя следующие шаблоны:</text:p>
      <text:list xml:id="list1383555463" text:style-name="L1">
        <text:list-item>
          <text:p text:style-name="P9"><text:span text:style-name="T1">Adapter</text:span> – обеспечивает взаимодействие двух классов путём преобразования интерфейсов одного из них таким образом, чтобы им мог пользоваться другой класс;</text:p>
        </text:list-item>
        <text:list-item>
          <text:p text:style-name="P9"><text:span text:style-name="T1">Bridge</text:span> – разделение сложного компонента на две независимые, но взаимосвязанные иерархические структуры: функциональную абстракцию и внутреннюю реализацию;</text:p>
        </text:list-item>
        <text:list-item>
          <text:p text:style-name="P9"><text:span text:style-name="T1">Composite</text:span> – предоставляет гибкий механизм создания древовидных структур различной сложности, элементы которых могут свободно взаимодействовать друг с другом;</text:p>
        </text:list-item>
        <text:list-item>
          <text:p text:style-name="P9"><text:span text:style-name="T1">Decorator</text:span> – предоставляет механизм для для добавления или удаления функциональности компонентов без изменения их внешнего представления или функций;</text:p>
        </text:list-item>
        <text:list-item>
          <text:p text:style-name="P9"><text:span text:style-name="T1">Facade</text:span> – отвечает за создание упрощённого интерфейса для группы подсистем или сложной подсистемы;</text:p>
        </text:list-item>
        <text:list-item>
          <text:p text:style-name="P10">Flyweight – уменьшение количества объектов системы путём совместного использования этих объектов<text:span text:style-name="T3">;</text:span></text:p>
        </text:list-item>
        <text:list-item>
          <text:p text:style-name="P10">Proxy – предоставление другого объекта, используется для повышения быстродействия, с целью обеспечения повышенной безопасности и др.</text:p>
        </text:list-item>
      </text:list>
      <text:p text:style-name="P4"/>
      <text:p text:style-name="P4"/>
      <text:p text:style-name="P15"><text:span text:style-name="T4">Паттерн проектирования Bridge</text:span></text:p>
      <text:p text:style-name="P6"/>
      <text:p text:style-name="P1"><text:tab/>Назначение данного паттерна можно описать следующими строками: необходимо разделение сложного компонента на две независимые, но взаимосвязанные иерархические конструкции: функциональную абстракцию и внутреннюю реализацию.</text:p>
      <text:p text:style-name="P1"><text:tab/>Шаблон <text:span text:style-name="T1">Bridge </text:span>полезен в любой системе, которая должна демонстрировать локальную гибкость во время выполнения приложения. <text:s/>Например, приложения, которые изменяют представление своих данных в зависимости от региона (дата, язык, формат национальной валюты).</text:p>
      <text:p text:style-name="P1"><text:tab/>Паттерн проектирования <text:span text:style-name="T1">Bridge</text:span> <text:span text:style-name="T2">следует применять в следующих случаях</text:span>:</text:p>
      <text:list xml:id="list568198176" text:style-name="L2">
        <text:list-item>
          <text:p text:style-name="P12">вместо статической связи между абстракцией компонента и его реализацией, необходимо создать гибкую связь;</text:p>
        </text:list-item>
        <text:list-item>
          <text:p text:style-name="P12">любые изменения в реализации должны быть незаметны для клиента;</text:p>
        </text:list-item>
        <text:list-item>
          <text:p text:style-name="P12">идентифицированы абстракции и реализации нескольких объектов;</text:p>
        </text:list-item>
        <text:list-item>
          <text:p text:style-name="P12">можно использовать подклассы, но важнее всего обеспечить разделение управления двумя аспектами системы.</text:p>
        </text:list-item>
      </text:list>
      <text:p text:style-name="P2"><text:tab/></text:p>
      <text:p text:style-name="P2"><text:tab/></text:p>
      <text:p text:style-name="P3"><text:tab/>Достоинства и недостатки. </text:p>
      <text:p text:style-name="P2"><text:span text:style-name="T3"><text:tab/>Шаблон </text:span><text:span text:style-name="T1">Bridge </text:span><text:span text:style-name="T3">позволяет нескольким объектам абстракции совместно использовать одни и те же объекты нижележащей реализации. Он позволяет делать изменения в реализации без вмешательства клиента.</text:span></text:p>
      <text:p text:style-name="P2"><text:span text:style-name="T3"><text:tab/>Недостатком является то, что необходимо на ранних стадиях проектирования приложения тщательно продумывать что отнести к абстрактной функциональности, а что к внутренней реализации. </text:span></text:p>
      <text:p text:style-name="P16"><text:tab/>При подготовке были использованы следующие материалы:</text:p>
      <text:list xml:id="list1738592263" text:style-name="L3">
        <text:list-item>
          <text:p text:style-name="P14">Гамма Э. и др. – Приёмы объектно-ориентированного проектирования. Паттерны проектирования, 2010.</text:p>
        </text:list-item>
        <text:list-item>
          <text:p text:style-name="P14">С. Стелтинг, О. Маассен – Применение шаблонов Java, 2002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ha </meta:initial-creator>
    <meta:creation-date>2014-05-13T11:42:19</meta:creation-date>
    <dc:date>2014-05-16T16:47:07</dc:date>
    <dc:creator>pasha </dc:creator>
    <meta:editing-duration>PT2H31M39S</meta:editing-duration>
    <meta:editing-cycles>25</meta:editing-cycles>
    <meta:generator>LibreOffice/3.5$Linux_X86_64 LibreOffice_project/350m1$Build-2</meta:generator>
    <meta:document-statistic meta:table-count="0" meta:image-count="0" meta:object-count="0" meta:page-count="3" meta:paragraph-count="26" meta:word-count="367" meta:character-count="2993" meta:non-whitespace-character-count="2649"/>
  </office:meta>
</office:document-meta>
</file>